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Franklin Gothic Book" svg:font-family="Franklin Gothic Book" style:font-family-generic="swiss" style:font-pitch="variable" svg:panose-1="2 11 5 3 2 1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style:font-name="Franklin Gothic Book" style:font-name-complex="Times New Roman"/>
    </style:style>
    <style:style style:name="P2" style:parent-style-name="Standard" style:family="paragraph">
      <style:text-properties style:font-name="Franklin Gothic Book" style:font-name-complex="Times New Roman"/>
    </style:style>
    <style:style style:name="P3" style:parent-style-name="Standard" style:family="paragraph">
      <style:text-properties style:font-name="Franklin Gothic Book" style:font-name-complex="Times New Roman"/>
    </style:style>
    <style:style style:name="P4" style:parent-style-name="Standard" style:family="paragraph">
      <style:text-properties style:font-name="Franklin Gothic Book" style:font-name-complex="Times New Roman"/>
    </style:style>
    <style:style style:name="P5" style:parent-style-name="Standard" style:family="paragraph">
      <style:text-properties style:font-name="Franklin Gothic Book" style:font-name-complex="Times New Roman"/>
    </style:style>
    <style:style style:name="P6" style:parent-style-name="Standard" style:family="paragraph">
      <style:text-properties style:font-name="Franklin Gothic Book" style:font-name-complex="Times New Roman"/>
    </style:style>
    <style:style style:name="P7" style:parent-style-name="Standard" style:family="paragraph">
      <style:text-properties style:font-name="Franklin Gothic Book" style:font-name-complex="Times New Roman"/>
    </style:style>
    <style:style style:name="P8" style:parent-style-name="Standard" style:family="paragraph">
      <style:text-properties style:font-name="Franklin Gothic Book" style:font-name-complex="Times New Roman"/>
    </style:style>
    <style:style style:name="P9" style:parent-style-name="Standard" style:family="paragraph">
      <style:text-properties style:font-name="Franklin Gothic Book" style:font-name-complex="Times New Roman"/>
    </style:style>
    <style:style style:name="P10" style:parent-style-name="Standard" style:family="paragraph">
      <style:text-properties style:font-name="Franklin Gothic Book" style:font-name-complex="Times New Roman"/>
    </style:style>
    <style:style style:name="P11" style:parent-style-name="Standard" style:family="paragraph">
      <style:text-properties style:font-name="Franklin Gothic Book" style:font-name-complex="Times New Roman"/>
    </style:style>
    <style:style style:name="P12" style:parent-style-name="Standard" style:family="paragraph">
      <style:text-properties style:font-name="Franklin Gothic Book" style:font-name-complex="Times New Roman"/>
    </style:style>
    <style:style style:name="P13" style:parent-style-name="Normal" style:family="paragraph">
      <style:text-properties style:font-name="Franklin Gothic Book" style:font-name-complex="Times New Roman"/>
    </style:style>
    <style:style style:name="P14" style:parent-style-name="Normal" style:family="paragraph">
      <style:text-properties style:font-name="Franklin Gothic Book" style:font-name-complex="Times New Roman"/>
    </style:style>
    <style:style style:name="P15" style:parent-style-name="Normal" style:family="paragraph">
      <style:text-properties style:font-name="Franklin Gothic Book" style:font-name-complex="Times New Roman"/>
    </style:style>
    <style:style style:name="P16" style:parent-style-name="Normal" style:family="paragraph">
      <style:text-properties style:font-name="Franklin Gothic Book" style:font-name-complex="Times New Roman"/>
    </style:style>
    <style:style style:name="P17" style:parent-style-name="Standard" style:family="paragraph">
      <style:text-properties style:font-name="Franklin Gothic Book" style:font-name-complex="Times New Roman"/>
    </style:style>
    <style:style style:name="P18" style:parent-style-name="Standard" style:family="paragraph">
      <style:text-properties style:font-name="Franklin Gothic Book" style:font-name-complex="Times New Roman"/>
    </style:style>
    <style:style style:name="P19" style:parent-style-name="Standard" style:family="paragraph">
      <style:text-properties style:font-name="Franklin Gothic Book" style:font-name-complex="Times New Roman"/>
    </style:style>
    <style:style style:name="P20" style:parent-style-name="Standard" style:family="paragraph">
      <style:text-properties style:font-name="Franklin Gothic Book" style:font-name-complex="Times New Roman"/>
    </style:style>
    <style:style style:name="TableColumn22" style:family="table-column">
      <style:table-column-properties style:column-width="1.2465in"/>
    </style:style>
    <style:style style:name="TableColumn23" style:family="table-column">
      <style:table-column-properties style:column-width="2.5743in"/>
    </style:style>
    <style:style style:name="TableColumn24" style:family="table-column">
      <style:table-column-properties style:column-width="2.6923in"/>
    </style:style>
    <style:style style:name="Table21" style:family="table">
      <style:table-properties style:width="6.5131in" fo:margin-left="0in" table:align="left"/>
    </style:style>
    <style:style style:name="TableRow25" style:family="table-row">
      <style:table-row-properties style:min-row-height="1.293in"/>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28"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31"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32"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33"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34"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37"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38"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39"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40"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TableRow41" style:family="table-row">
      <style:table-row-properties style:min-row-height="1.5493in"/>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44"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47"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48"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49"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50"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51"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54"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55"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56"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57"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58"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TableRow59" style:family="table-row">
      <style:table-row-properties style:min-row-height="1.5493in"/>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62"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65"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66"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67"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68"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69"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70"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71"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74"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75"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76"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77"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78"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79"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80"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TableRow81" style:family="table-row">
      <style:table-row-properties style:min-row-height="1.5493in"/>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84"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87"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88"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89"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90"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91"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92"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93"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96"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97"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98"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99"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00"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01"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TableRow102" style:family="table-row">
      <style:table-row-properties style:min-row-height="1.093in"/>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05"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08"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09"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10"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11"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14"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15"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16"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TableRow117" style:family="table-row">
      <style:table-row-properties style:min-row-height="1.7993in"/>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20"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23"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24"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25"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26"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27"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28"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29"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32"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33"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34"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35"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36"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37"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TableRow138" style:family="table-row">
      <style:table-row-properties style:min-row-height="0.5847in"/>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41"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44"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45"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46"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47"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48"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49"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50"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51"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54"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55"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56"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57"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58"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59"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60"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61"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TableRow162" style:family="table-row">
      <style:table-row-properties style:min-row-height="0.6in"/>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65"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68"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69"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70"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71"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72"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73"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74"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75"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78"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79"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80"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81"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82"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83"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84"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85"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86" style:parent-style-name="Normal"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fo:hyphenate="true"/>
    </style:style>
    <style:style style:name="P187" style:parent-style-name="Standard" style:family="paragraph">
      <style:text-properties style:font-name="Franklin Gothic Book" style:font-name-complex="Times New Roman"/>
    </style:style>
    <style:style style:name="P188" style:parent-style-name="Standard" style:family="paragraph">
      <style:text-properties style:font-name="Franklin Gothic Book" style:font-name-complex="Times New Roman"/>
    </style:style>
  </office:automatic-styles>
  <office:body>
    <office:text text:use-soft-page-breaks="true">
      <text:p text:style-name="P1">NIM</text:p>
      <text:p text:style-name="P2">Tom Dale &amp; Tersa Almaw</text:p>
      <text:p text:style-name="P3">Algorithm Design &amp; Analysis</text:p>
      <text:p text:style-name="P4">Midterm 2 Project</text:p>
      <text:p text:style-name="P5"/>
      <text:p text:style-name="P6">Nim is a game where two players take turns taking objects from a pile. The pile has some starting amount of<text:s/>objects, and both players need to take between 1 and X number of items from the heap per turn. X being some agreed upon number chosen at the start. The winner of nim is the player to take the last item from the heap. Nim is a good algorithms example because there is a proper winner depending on the<text:s/>initial<text:s/>game conditions. By holding to the simple rule of being in an “optimal” position every turn, one player is set to win before any objects are even taken.</text:p>
      <text:p text:style-name="P7"/>
      <text:p text:style-name="P8">How to Play:</text:p>
      <text:p text:style-name="P9">To play, run<text:s/>the nim.cpp program and follow the prompts. Choose the size of the heap, and the max size that a hand can be. The computer will then randomly decide who gets to start. Take turns with the computer player taking a number between 1 and the maximum hand specified<text:s/>the<text:s/>person to takes the last object from the heap is the winner. The computer will announce the winner and also note who should've won. This is possible because the initial conditions of Nim guarantees a winner if<text:s/>the player knows the proper algorithm. To play again just<text:s/>type ‘y’, to stop playing type ‘n’</text:p>
      <text:p text:style-name="P10"/>
      <text:p text:style-name="P11">Our program is a simple C++ code that doesn’t need any special libraries. The user communicates over terminal. Our program contains bad input handling, and a play again loop. The user sets the initial values and decides<text:s/>to go first or second. This data, as a well as user turn information is given to a function that returns the computer’s number of turns. The computer will take the remaining objects if it can,<text:s/>otherwise<text:s/>it<text:s/>will take a number of objects<text:s/>equal to the size<text:s/>of heap modulus the maxHand +1, to put the user in a bad<text:s/>position. If however the computer starts in a bad position then there is nothing to do but take a random amount of items from the heap between 1 and maxHand.</text:p>
      <text:p text:style-name="P12"/>
      <text:p text:style-name="P13">The One-pile nim game is an impartial game, since both players have the same legal moves. The winner of the game Nim, is decided at the beginning of the game depending on if they meet the conditions of the winner state. The player will lose, if they make a move that is illegal. The winner state and loser state is known at the beginning of the game, there is no tricks, or any hidden information since all the information is given fairly to both players. There is always a winner and a loser to this game and never a tie. In our code, we implemented this function that shows who will end up winning the game, when both players are given a fair number of moves.<text:s/></text:p>
      <text:p text:style-name="P14"/>
      <text:p text:style-name="P15">So in our game, after the winner is announced a function called whoShouldHaveWon is called. The whoShouldHaveWon function,<text:s/>looks at the initial conditions of the initialHeap size (the number of chips in the pile), the maxHand<text:s/>(the maximum amount the player can take out the chips from the pile)<text:s/>and a boolean userStarted that checks which user went first. <text:s/>It first checks who the user that started is, if the userStarted is the computer then it checks if the initialHeap is modulus<text:s/>(maxHand+ 1) equals 0 or the initialHeap is less than or equal to the maxHand, then the user that started the game, in this case the computer loses and the human win, and vice versa if the computer goes next. The player will lose, if they make a move that is illegal. The userStarted is at a losing position if n is 0, any time where the initalHeap is greater than or equal to 1 and is less than or equal to the maxHand then the player is at the winning state.</text:p>
      <text:p text:style-name="P16"/>
      <text:p text:style-name="P17"/>
      <text:soft-page-break/>
      <text:p text:style-name="P18">Our time and space bounds of this problem are fairly trivial. Function needs only<text:s/>O(1) time,<text:s/>it takes a constant time to go through the if statements and to access the conditions.<text:s/>In our function whoShouldHaveWon, all it does it goes through the if statement through once, it compares if the initialHeap and mod of (maxHand +1) = 0 or the initalHeap is less than or equal to maxHand, and through those conditions displays who the winner is, no matter how much data there might be, it will only go through it once; therefore the time complexity is O(1).<text:s/>The overall code, time complexity is O(n), the amount of time it takes<text:s/>increases as the<text:s/>amount of items of n<text:s/>also increases.<text:s/>In our while loop it is set as while(true) which is<text:s/>an<text:s/>infinite loop and it only exists when it has found the winner of the game and has<text:s/>reached to<text:s/>return.<text:s/>The space bounds are the size of integers, but playing nim on more than 32,767 objects seems like an implausible scenario. A type change could easily fix this spatial bound.<text:s/></text:p>
      <text:p text:style-name="P19"/>
      <text:p text:style-name="P20">Test trials of different size inputs for our Heap Size and the Max Hand<text:s/></text:p>
      <table:table table:style-name="Table21">
        <table:table-columns>
          <table:table-column table:style-name="TableColumn22"/>
          <table:table-column table:style-name="TableColumn23"/>
          <table:table-column table:style-name="TableColumn24"/>
        </table:table-columns>
        <table:table-row table:style-name="TableRow25">
          <table:table-cell table:style-name="TableCell26">
            <text:p text:style-name="P27">Heap Size: 3</text:p>
            <text:p text:style-name="P28">Max Hand: 2</text:p>
          </table:table-cell>
          <table:table-cell table:style-name="TableCell29">
            <text:p text:style-name="P30">Human: Took 1 from pile<text:s/></text:p>
            <text:p text:style-name="P31">Computer: Took 2 from pile</text:p>
            <text:p text:style-name="P32"/>
            <text:p text:style-name="P33">The computer won.<text:s/></text:p>
            <text:p text:style-name="P34">Based on initial conditions human should have won. <text:s/></text:p>
          </table:table-cell>
          <table:table-cell table:style-name="TableCell35">
            <text:p text:style-name="P36">Computer: Took 1 from pile<text:s/></text:p>
            <text:p text:style-name="P37">Human: Took 2 from pile</text:p>
            <text:p text:style-name="P38"/>
            <text:p text:style-name="P39">The human won.<text:s/></text:p>
            <text:p text:style-name="P40">Based on initial conditions Human should have won. <text:s/></text:p>
          </table:table-cell>
        </table:table-row>
        <table:table-row table:style-name="TableRow41">
          <table:table-cell table:style-name="TableCell42">
            <text:p text:style-name="P43">Heap Size: 5</text:p>
            <text:p text:style-name="P44">Max Hand: 2</text:p>
          </table:table-cell>
          <table:table-cell table:style-name="TableCell45">
            <text:p text:style-name="P46">Human: Took 2 from pile<text:s/></text:p>
            <text:p text:style-name="P47">Computer: Took 2 from pile</text:p>
            <text:p text:style-name="P48">Human: Took 1 from pile</text:p>
            <text:p text:style-name="P49"/>
            <text:p text:style-name="P50">The human won.<text:s/></text:p>
            <text:p text:style-name="P51">Based on initial conditions computer should have won. <text:s/></text:p>
          </table:table-cell>
          <table:table-cell table:style-name="TableCell52">
            <text:p text:style-name="P53">Computer: Took 2 from pile</text:p>
            <text:p text:style-name="P54">Human: Took 1 from pile</text:p>
            <text:p text:style-name="P55">Computer: Took 1 from pile</text:p>
            <text:p text:style-name="P56"/>
            <text:p text:style-name="P57">The human won.<text:s/></text:p>
            <text:p text:style-name="P58">Based on initial conditions computer should have won</text:p>
          </table:table-cell>
        </table:table-row>
        <table:table-row table:style-name="TableRow59">
          <table:table-cell table:style-name="TableCell60">
            <text:p text:style-name="P61">Heap Size: 10</text:p>
            <text:p text:style-name="P62">Max Hand: 4</text:p>
          </table:table-cell>
          <table:table-cell table:style-name="TableCell63">
            <text:p text:style-name="P64">Computer: Took 3 from pile<text:s/></text:p>
            <text:p text:style-name="P65">Human: Took 2 from pile<text:s/></text:p>
            <text:p text:style-name="P66">Computer: Took 2 from pile</text:p>
            <text:p text:style-name="P67">Human: Took 3 from pile</text:p>
            <text:p text:style-name="P68"/>
            <text:p text:style-name="P69">The human won.<text:s/></text:p>
            <text:p text:style-name="P70">Based on initial conditions Human should have won. <text:s/></text:p>
            <text:p text:style-name="P71"/>
          </table:table-cell>
          <table:table-cell table:style-name="TableCell72">
            <text:p text:style-name="P73">Human: Took 2 from pile<text:s/></text:p>
            <text:p text:style-name="P74">Computer: Took 3 from pile</text:p>
            <text:p text:style-name="P75">Human: Took 4 from pile</text:p>
            <text:p text:style-name="P76">Computer: Took 1 from pile<text:s/></text:p>
            <text:p text:style-name="P77"/>
            <text:p text:style-name="P78">The computer won.<text:s/></text:p>
            <text:p text:style-name="P79">Based on initial conditions Human should have won. <text:s/></text:p>
            <text:p text:style-name="P80"/>
          </table:table-cell>
        </table:table-row>
        <table:table-row table:style-name="TableRow81">
          <table:table-cell table:style-name="TableCell82">
            <text:p text:style-name="P83">Heap Size: 10</text:p>
            <text:p text:style-name="P84">Max Hand: 4</text:p>
          </table:table-cell>
          <table:table-cell table:style-name="TableCell85">
            <text:p text:style-name="P86">Computer: Took 3 from pile<text:s/></text:p>
            <text:p text:style-name="P87">Human: Took 3 from pile<text:s/></text:p>
            <text:p text:style-name="P88">Computer: Took 4 from pile</text:p>
            <text:p text:style-name="P89"/>
            <text:p text:style-name="P90">The computer won.<text:s/></text:p>
            <text:p text:style-name="P91">Based on initial conditions Human should have won. <text:s/></text:p>
            <text:p text:style-name="P92"/>
            <text:p text:style-name="P93"/>
          </table:table-cell>
          <table:table-cell table:style-name="TableCell94">
            <text:p text:style-name="P95">Human: Took 1 from the pile</text:p>
            <text:p text:style-name="P96">Computer: Took 4 from the pile</text:p>
            <text:p text:style-name="P97">Human: Took 3 from the Pile<text:s/></text:p>
            <text:p text:style-name="P98">Computer: Took 2 from the pile<text:s/></text:p>
            <text:p text:style-name="P99"/>
            <text:p text:style-name="P100">The computer won</text:p>
            <text:p text:style-name="P101">Based on initial conditions Human should have won</text:p>
          </table:table-cell>
        </table:table-row>
        <table:table-row table:style-name="TableRow102">
          <table:table-cell table:style-name="TableCell103">
            <text:p text:style-name="P104">Heap Size: 15</text:p>
            <text:p text:style-name="P105">Max Hand: 15</text:p>
          </table:table-cell>
          <table:table-cell table:style-name="TableCell106">
            <text:p text:style-name="P107">Human: Took 15 from pile<text:s/></text:p>
            <text:p text:style-name="P108"/>
            <text:p text:style-name="P109">The human won.<text:s/></text:p>
            <text:p text:style-name="P110">Based on initial conditions Human should have won. <text:s/></text:p>
            <text:p text:style-name="P111"/>
          </table:table-cell>
          <table:table-cell table:style-name="TableCell112">
            <text:p text:style-name="P113">Computer: Took 15 from pile<text:s/></text:p>
            <text:p text:style-name="P114"/>
            <text:p text:style-name="P115">The computer won<text:s/></text:p>
            <text:p text:style-name="P116">Based on initial condition Human should have won</text:p>
          </table:table-cell>
        </table:table-row>
        <table:table-row table:style-name="TableRow117">
          <table:table-cell table:style-name="TableCell118">
            <text:p text:style-name="P119">Heap Size: 20</text:p>
            <text:p text:style-name="P120">Max Hand: 7</text:p>
          </table:table-cell>
          <table:table-cell table:style-name="TableCell121">
            <text:p text:style-name="P122">Computer: Took 4 from the pile</text:p>
            <text:p text:style-name="P123">Human: Took 7 from the pile<text:s/></text:p>
            <text:p text:style-name="P124">Computer: Took 1 from the pile</text:p>
            <text:p text:style-name="P125">Human: Took 5 from the pile</text:p>
            <text:p text:style-name="P126">Computer Took 2 from the pile<text:s/></text:p>
            <text:p text:style-name="P127"/>
            <text:p text:style-name="P128">The computer won</text:p>
            <text:p text:style-name="P129">Based on initial conditions human should have won</text:p>
          </table:table-cell>
          <table:table-cell table:style-name="TableCell130">
            <text:p text:style-name="P131">Human: Took 7 from the pile</text:p>
            <text:p text:style-name="P132">Computer: Took 5 from the pile</text:p>
            <text:p text:style-name="P133">Human: Took 2 <text:s/>from the Pile<text:s/></text:p>
            <text:p text:style-name="P134">Computer: Took 6 from the pile<text:s/></text:p>
            <text:p text:style-name="P135"/>
            <text:p text:style-name="P136">The computer won</text:p>
            <text:p text:style-name="P137">Based on initial conditions computer should have won</text:p>
          </table:table-cell>
        </table:table-row>
        <table:table-row table:style-name="TableRow138">
          <table:table-cell table:style-name="TableCell139">
            <text:p text:style-name="P140">Heap Size: 56</text:p>
            <text:p text:style-name="P141">Max Hand: 20</text:p>
          </table:table-cell>
          <table:table-cell table:style-name="TableCell142">
            <text:p text:style-name="P143">Human: Took 20 from the pile</text:p>
            <text:p text:style-name="P144">Computer: Took 15 from the pile</text:p>
            <text:p text:style-name="P145">Human: Took 20 <text:s/>from the Pile<text:s/></text:p>
            <text:p text:style-name="P146">Computer: Took 6 from the pile<text:s/></text:p>
            <text:p text:style-name="P147"/>
            <text:p text:style-name="P148">The computer won</text:p>
            <text:p text:style-name="P149">Based on initial conditions Computer should have won</text:p>
            <text:p text:style-name="P150"/>
            <text:p text:style-name="P151"/>
          </table:table-cell>
          <table:table-cell table:style-name="TableCell152">
            <text:p text:style-name="P153">Computer: Took 14 from the pile</text:p>
            <text:p text:style-name="P154">Human: Took 19 <text:s/>from the Pile<text:s/></text:p>
            <text:p text:style-name="P155">Computer: Took 2 from the pile<text:s/></text:p>
            <text:p text:style-name="P156">Human: Took 1 from the pile</text:p>
            <text:p text:style-name="P157">Computer: Took 20 from the pile <text:s/></text:p>
            <text:p text:style-name="P158"/>
            <text:p text:style-name="P159">The computer won</text:p>
            <text:p text:style-name="P160">Based on initial conditions Computer should have won</text:p>
            <text:p text:style-name="P161"/>
          </table:table-cell>
        </table:table-row>
        <table:table-row table:style-name="TableRow162">
          <table:table-cell table:style-name="TableCell163">
            <text:p text:style-name="P164">Heap Size: 152</text:p>
            <text:p text:style-name="P165">Max Hand:26</text:p>
          </table:table-cell>
          <table:table-cell table:style-name="TableCell166">
            <text:p text:style-name="P167">Human: Took 26 from the piles</text:p>
            <text:p text:style-name="P168">Computer: Took 18 from pile<text:s/></text:p>
            <text:p text:style-name="P169">Human: Took 26 from pile</text:p>
            <text:p text:style-name="P170">Computer: Took 1 from pile.<text:s/></text:p>
            <text:p text:style-name="P171">Human took 15 from the pile.<text:s/></text:p>
            <text:p text:style-name="P172">Computer took 12 from pile.<text:s/></text:p>
            <text:p text:style-name="P173"/>
            <text:p text:style-name="P174">The computer won.</text:p>
            <text:p text:style-name="P175">Based on initial conditions, computer should have won!</text:p>
          </table:table-cell>
          <table:table-cell table:style-name="TableCell176">
            <text:p text:style-name="P177">Computer: Took 17 from pile<text:s/></text:p>
            <text:p text:style-name="P178">Human: Took 18 from the piles</text:p>
            <text:p text:style-name="P179">Computer: Took 9 from pile<text:s/></text:p>
            <text:p text:style-name="P180">Human: Took 9 from pile</text:p>
            <text:p text:style-name="P181">Computer: Took 18 from pile.<text:s/></text:p>
            <text:p text:style-name="P182">Human: Took 26 from the pile.</text:p>
            <text:p text:style-name="P183">Computer took 1 from pile.<text:s/></text:p>
            <text:p text:style-name="P184"/>
            <text:p text:style-name="P185">The computer won.</text:p>
            <text:p text:style-name="P186">Based on initial conditions,<text:s/>human<text:s/>should have won!</text:p>
          </table:table-cell>
        </table:table-row>
      </table:table>
      <text:p text:style-name="P187"/>
      <text:p text:style-name="P18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Franklin Gothic Book" svg:font-family="Franklin Gothic Book" style:font-family-generic="swiss" style:font-pitch="variable" svg:panose-1="2 11 5 3 2 1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ersa M Almaw</meta:initial-creator>
    <dc:creator>Administrator</dc:creator>
    <meta:creation-date>2018-12-15T05:28:00Z</meta:creation-date>
    <dc:date>2018-12-15T05:28:00Z</dc:date>
    <meta:template xlink:href="Normal" xlink:type="simple"/>
    <meta:editing-cycles>2</meta:editing-cycles>
    <meta:editing-duration>PT60S</meta:editing-duration>
    <meta:document-statistic meta:page-count="3" meta:paragraph-count="15" meta:word-count="1138" meta:character-count="7612" meta:row-count="54" meta:non-whitespace-character-count="6489"/>
  </office:meta>
</office:document-meta>
</file>